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38000003D367E784D119A7FF5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161in, 1.5193in, 0.411in, 0.9071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346in" svg:y="-0.0693in" svg:width="8.1673in" svg:height="4.3874in" draw:z-index="0"><draw:image xlink:href="Pictures/1000000000000738000003D367E784D119A7FF5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217in" fo:margin-bottom="0.7902in" fo:margin-left="0.0984in" fo:margin-right="0.10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23:15:04.893801464</meta:creation-date>
    <dc:date>2020-09-09T23:20:01.573470574</dc:date>
    <meta:editing-duration>PT5M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